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</office:automatic-styles>
  <office:body>
    <office:text>
      <text:p text:style-name="P1"><text:span text:style-name="T1_1">wszystkie</text:span><text:span text:style-name="T1_2"><text:s/></text:span><text:span text:style-name="T1_3">testy</text:span><text:span text:style-name="T1_4"><text:s/>8<text:s/></text:span><text:span text:style-name="T1_5">wysp</text:span></text:p>
      <text:p text:style-name="P2"><text:span text:style-name="T2_1">slonce</text:span><text:span text:style-name="T2_2"><text:s/>-<text:s/></text:span><text:span text:style-name="T2_3">jedna</text:span><text:span text:style-name="T2_4"><text:s/></text:span><text:span text:style-name="T2_5">wyspa</text:span><text:span text:style-name="T2_6"><text:s/></text:span><text:span text:style-name="T2_7">w</text:span><text:span text:style-name="T2_8"><text:s/></text:span><text:span text:style-name="T2_9">centrum</text:span><text:span text:style-name="T2_10">,<text:s/></text:span><text:span text:style-name="T2_11">wszystkie</text:span><text:span text:style-name="T2_12"><text:s/></text:span><text:span text:style-name="T2_13">do</text:span><text:span text:style-name="T2_14"><text:s/></text:span><text:span text:style-name="T2_15">niej</text:span><text:span text:style-name="T2_16"><text:s/></text:span><text:span text:style-name="T2_17">wysyłają</text:span></text:p>
      <text:p text:style-name="P3"><text:span text:style-name="T3_1">klika</text:span><text:span text:style-name="T3_2">,<text:s/></text:span><text:span text:style-name="T3_3">cykl</text:span><text:span text:style-name="T3_4"><text:s/>-<text:s/></text:span><text:span text:style-name="T3_5">wiadomo</text:span></text:p>
      <text:p text:style-name="P4"><text:span text:style-name="T4_1">w</text:span><text:span text:style-name="T4_2"><text:s/></text:span><text:span text:style-name="T4_3">kazdym</text:span><text:span text:style-name="T4_4"><text:s/></text:span><text:span text:style-name="T4_5">teście</text:span><text:span text:style-name="T4_6"><text:s/></text:span><text:span text:style-name="T4_7">jesli</text:span><text:span text:style-name="T4_8"><text:s/></text:span><text:span text:style-name="T4_9">w</text:span><text:span text:style-name="T4_10"><text:s/></text:span><text:span text:style-name="T4_11">linni</text:span><text:span text:style-name="T4_12"><text:s/>2<text:s/></text:span><text:span text:style-name="T4_13">wartości</text:span><text:span text:style-name="T4_14">:<text:s/></text:span><text:span text:style-name="T4_15">pierwsza</text:span><text:span text:style-name="T4_16"><text:s/></text:span><text:span text:style-name="T4_17">czas</text:span><text:span text:style-name="T4_18">,<text:s/></text:span><text:span text:style-name="T4_19">druga</text:span><text:span text:style-name="T4_20"><text:s/></text:span><text:span text:style-name="T4_21">wartość</text:span></text:p>
      <text:p text:style-name="P5"><text:span text:style-name="T5_1">jeśli</text:span><text:span text:style-name="T5_2"><text:s/></text:span><text:span text:style-name="T5_3">nie</text:span><text:span text:style-name="T5_4"><text:s/></text:span><text:span text:style-name="T5_5">ma</text:span><text:span text:style-name="T5_6"><text:s/></text:span><text:span text:style-name="T5_7">w</text:span><text:span text:style-name="T5_8"><text:s/></text:span><text:span text:style-name="T5_9">nazwie</text:span><text:span text:style-name="T5_10"><text:s/></text:span><text:span text:style-name="T5_11">opisu</text:span><text:span text:style-name="T5_12"><text:s/></text:span><text:span text:style-name="T5_13">grafu</text:span><text:span text:style-name="T5_14"><text:s/></text:span><text:span text:style-name="T5_15">to</text:span><text:span text:style-name="T5_16">:</text:span></text:p>
      <text:p text:style-name="P6"><text:span text:style-name="T6_1"><text:tab/>5<text:s/></text:span><text:span text:style-name="T6_2">wysp</text:span><text:span text:style-name="T6_3"><text:s/></text:span><text:span text:style-name="T6_4">z</text:span><text:span text:style-name="T6_5"><text:s/></text:span><text:span text:style-name="T6_6">różnymi</text:span><text:span text:style-name="T6_7"><text:s/></text:span><text:span text:style-name="T6_8">parametrami</text:span></text:p>
      <text:p text:style-name="P7"><text:span text:style-name="T7_1"><text:tab/></text:span><text:span text:style-name="T7_2">wszystkie</text:span><text:span text:style-name="T7_3"><text:s/>5<text:s/></text:span><text:span text:style-name="T7_4">wysyła</text:span><text:span text:style-name="T7_5"><text:s/></text:span><text:span text:style-name="T7_6">do</text:span><text:span text:style-name="T7_7"><text:s/>2<text:s/></text:span><text:span text:style-name="T7_8">które</text:span><text:span text:style-name="T7_9">:</text:span></text:p>
      <text:p text:style-name="P8"><text:span text:style-name="T8_1"><text:tab/><text:tab/></text:span><text:span text:style-name="T8_2">jedna</text:span><text:span text:style-name="T8_3"><text:s/></text:span><text:span text:style-name="T8_4">duzo</text:span><text:span text:style-name="T8_5"><text:s/></text:span><text:span text:style-name="T8_6">częściej</text:span><text:span text:style-name="T8_7"><text:s/></text:span><text:span text:style-name="T8_8">mutuje</text:span></text:p>
      <text:p text:style-name="P9"><text:span text:style-name="T9_1"><text:tab/><text:tab/></text:span><text:span text:style-name="T9_2">druga</text:span><text:span text:style-name="T9_3"><text:s/></text:span><text:span text:style-name="T9_4">dużo</text:span><text:span text:style-name="T9_5"><text:s/></text:span><text:span text:style-name="T9_6">częściej</text:span><text:span text:style-name="T9_7"><text:s/></text:span><text:span text:style-name="T9_8">krzyżuje</text:span></text:p>
      <text:p text:style-name="P10"><text:span text:style-name="T10_1"><text:tab/></text:span><text:span text:style-name="T10_2">a</text:span><text:span text:style-name="T10_3"><text:s/></text:span><text:span text:style-name="T10_4">te</text:span><text:span text:style-name="T10_5"><text:s/>2<text:s/></text:span><text:span text:style-name="T10_6">do</text:span><text:span text:style-name="T10_7"><text:s/></text:span><text:span text:style-name="T10_8">ostatniej</text:span></text:p>
      <text:p text:style-name="P11"><text:span text:style-name="T11_1"><text:tab/></text:span><text:span text:style-name="T11_2">te</text:span><text:span text:style-name="T11_3"><text:s/>3<text:s/></text:span><text:span text:style-name="T11_4">wyspy</text:span><text:span text:style-name="T11_5"><text:s/></text:span><text:span text:style-name="T11_6">mają</text:span><text:span text:style-name="T11_7"><text:s/></text:span><text:span text:style-name="T11_8">duzo</text:span><text:span text:style-name="T11_9"><text:s/></text:span><text:span text:style-name="T11_10">większe</text:span><text:span text:style-name="T11_11"><text:s/></text:span><text:span text:style-name="T11_12">populacje</text:span></text:p>
      <text:p text:style-name="P12"><text:span text:style-name="T12_1">w</text:span><text:span text:style-name="T12_2"><text:s/></text:span><text:span text:style-name="T12_3">allresults</text:span><text:span text:style-name="T12_4"><text:s/></text:span><text:span text:style-name="T12_5">czas</text:span><text:span text:style-name="T12_6"><text:s/></text:span><text:span text:style-name="T12_7">to</text:span><text:span text:style-name="T12_8"><text:s/>60</text:span><text:span text:style-name="T12_9">s</text:span><text:span text:style-name="T12_10">,<text:s/></text:span><text:span text:style-name="T12_11">pierwsza</text:span><text:span text:style-name="T12_12"><text:s/></text:span><text:span text:style-name="T12_13">wartość</text:span><text:span text:style-name="T12_14"><text:s/></text:span><text:span text:style-name="T12_15">to</text:span><text:span text:style-name="T12_16"><text:s/></text:span><text:span text:style-name="T12_17">nazwa</text:span><text:span text:style-name="T12_18"><text:s/></text:span><text:span text:style-name="T12_19">testu</text:span><text:span text:style-name="T12_20">,<text:s/></text:span><text:span text:style-name="T12_21">druga</text:span><text:span text:style-name="T12_22"><text:s/>-<text:s/></text:span><text:span text:style-name="T12_23">wynik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